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en <text:s/>Github</text:p>
      <text:p text:style-name="Standard"/>
      <text:p text:style-name="Standard"><text:a xlink:type="simple" xlink:href="https://github.com/MohamedElkarhat/EscapeGame1.2" text:style-name="Internet_20_link" text:visited-style-name="Visited_20_Internet_20_Link">https://github.com/MohamedElkarhat/EscapeGame1.2</text:a> <text:s text:c="5"/>(master branch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ed El karhat</meta:initial-creator>
    <meta:creation-date>2020-08-01T22:06:38.32</meta:creation-date>
    <meta:document-statistic meta:table-count="0" meta:image-count="0" meta:object-count="0" meta:page-count="1" meta:paragraph-count="2" meta:word-count="5" meta:character-count="82"/>
    <dc:date>2020-08-01T22:10:36.41</dc:date>
    <dc:creator>Mohamed El karhat</dc:creator>
    <meta:editing-duration>PT3M58S</meta:editing-duration>
    <meta:editing-cycles>1</meta:editing-cycles>
    <meta:generator>OpenOffice/4.1.7$Win32 OpenOffice.org_project/417m1$Build-9800</meta:generator>
  </office:meta>
</office:document-meta>
</file>